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72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2.242cm"/>
    </style:style>
    <style:style style:name="co15" style:family="table-column">
      <style:table-column-properties fo:break-before="auto" style:column-width="3.244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3.978cm"/>
    </style:style>
    <style:style style:name="co19" style:family="table-column">
      <style:table-column-properties fo:break-before="auto" style:column-width="3.794cm"/>
    </style:style>
    <style:style style:name="co20" style:family="table-column">
      <style:table-column-properties fo:break-before="auto" style:column-width="3.436cm"/>
    </style:style>
    <style:style style:name="co21" style:family="table-column">
      <style:table-column-properties fo:break-before="auto" style:column-width="4.717cm"/>
    </style:style>
    <style:style style:name="co22" style:family="table-column">
      <style:table-column-properties fo:break-before="auto" style:column-width="8.008cm"/>
    </style:style>
    <style:style style:name="co2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00000"/>
    </style:style>
    <style:style style:name="ce4" style:family="table-cell" style:parent-style-name="Default">
      <style:table-cell-properties fo:background-color="#008080" fo:border="0.74pt solid #000000"/>
    </style:style>
    <style:style style:name="ce5" style:family="table-cell" style:parent-style-name="Default" style:data-style-name="N60"/>
    <style:style style:name="ce6" style:family="table-cell" style:parent-style-name="Default" style:data-style-name="N64">
      <style:table-cell-properties fo:background-color="#00ff00" fo:border="0.74pt solid #000000"/>
    </style:style>
    <style:style style:name="ce7" style:family="table-cell" style:parent-style-name="Default" style:data-style-name="N104">
      <style:table-cell-properties fo:background-color="#00ff00" fo:border="0.74pt solid #000000"/>
    </style:style>
    <style:style style:name="ce8" style:family="table-cell" style:parent-style-name="Default" style:data-style-name="N49">
      <style:table-cell-properties fo:background-color="#00ff00" fo:border="0.74pt solid #000000"/>
    </style:style>
    <style:style style:name="ce9" style:family="table-cell" style:parent-style-name="Default" style:data-style-name="N0"/>
    <style:style style:name="ce10" style:family="table-cell" style:parent-style-name="Default" style:data-style-name="N2">
      <style:table-cell-properties fo:background-color="#00ff00"/>
    </style:style>
    <style:style style:name="ce11" style:family="table-cell" style:parent-style-name="Default" style:data-style-name="N104"/>
    <style:style style:name="ce12" style:family="table-cell" style:parent-style-name="Default" style:data-style-name="N2"/>
    <style:style style:name="ce13" style:family="table-cell" style:parent-style-name="Default" style:data-style-name="N99"/>
    <style:style style:name="ce14" style:family="table-cell" style:parent-style-name="Default" style:data-style-name="N11"/>
    <style:style style:name="ce15" style:family="table-cell" style:parent-style-name="Default" style:data-style-name="N104">
      <style:table-cell-properties fo:background-color="#800080"/>
    </style:style>
    <style:style style:name="ce16" style:family="table-cell" style:parent-style-name="Default">
      <style:table-cell-properties fo:background-color="#800000" fo:border="0.74pt solid #000000"/>
    </style:style>
    <style:style style:name="ce17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racownic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table:style-name="Default" office:value-type="string" calcext:value-type="string">
            <text:p>sroda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piatek</text:p>
          </table:table-cell>
          <table:table-cell table:style-name="Default" office:value-type="string" calcext:value-type="string">
            <text:p>sobota</text:p>
          </table:table-cell>
          <table:table-cell table:style-name="Default" office:value-type="string" calcext:value-type="string">
            <text:p>niedziela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string" calcext:value-type="string">
            <text:p>97-03-30</text:p>
          </table:table-cell>
          <table:table-cell office:value-type="string" calcext:value-type="string">
            <text:p>08:06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8:56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string" calcext:value-type="string">
            <text:p>00-05-31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12:54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string" calcext:value-type="string">
            <text:p>02-04-01</text:p>
          </table:table-cell>
          <table:table-cell office:value-type="string" calcext:value-type="string">
            <text:p>08:23</text:p>
          </table:table-cell>
          <table:table-cell office:value-type="string" calcext:value-type="string">
            <text:p>05:59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00:00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string" calcext:value-type="string">
            <text:p>02-06-01</text:p>
          </table:table-cell>
          <table:table-cell office:value-type="string" calcext:value-type="string">
            <text:p>09:32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2: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5:00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string" calcext:value-type="string">
            <text:p>03-07-01</text:p>
          </table:table-cell>
          <table:table-cell office:value-type="string" calcext:value-type="string">
            <text:p>05:01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05:30</text:p>
          </table:table-cell>
          <table:table-cell table:number-columns-repeated="2" office:value-type="string" calcext:value-type="string">
            <text:p>05:59</text:p>
          </table:table-cell>
          <table:table-cell office:value-type="string" calcext:value-type="string">
            <text:p>12:05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string" calcext:value-type="string">
            <text:p>01-01-0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1:57</text:p>
          </table:table-cell>
          <table:table-cell table:number-columns-repeated="2" office:value-type="string" calcext:value-type="string">
            <text:p>07:00</text:p>
          </table:table-cell>
          <table:table-cell office:value-type="string" calcext:value-type="string">
            <text:p>01:57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string" calcext:value-type="string">
            <text:p>98-05-01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00:00</text:p>
          </table:table-cell>
          <table:table-cell table:number-columns-repeated="2" office:value-type="string" calcext:value-type="string">
            <text:p>12:00</text:p>
          </table:table-cell>
          <table:table-cell table:number-columns-repeated="2" office:value-type="string" calcext:value-type="string">
            <text:p>05:08</text:p>
          </table:table-cell>
          <table:table-cell office:value-type="string" calcext:value-type="string">
            <text:p>02:00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string" calcext:value-type="string">
            <text:p>03-01-05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08:00</text:p>
          </table:table-cell>
          <table:table-cell table:number-columns-repeated="2" office:value-type="string" calcext:value-type="string">
            <text:p>11:57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5:59</text:p>
          </table:table-cell>
          <table:table-cell office:value-type="string" calcext:value-type="string">
            <text:p>11:57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string" calcext:value-type="string">
            <text:p>01-01-01</text:p>
          </table:table-cell>
          <table:table-cell office:value-type="string" calcext:value-type="string">
            <text:p>04:09</text:p>
          </table:table-cell>
          <table:table-cell office:value-type="string" calcext:value-type="string">
            <text:p>09:54</text:p>
          </table:table-cell>
          <table:table-cell table:number-columns-repeated="2" office:value-type="string" calcext:value-type="string">
            <text:p>04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04:00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string" calcext:value-type="string">
            <text:p>02-01-07</text:p>
          </table:table-cell>
          <table:table-cell office:value-type="string" calcext:value-type="string">
            <text:p>06:07</text:p>
          </table:table-cell>
          <table:table-cell office:value-type="string" calcext:value-type="string">
            <text:p>06:10</text:p>
          </table:table-cell>
          <table:table-cell table:number-columns-repeated="2" office:value-type="string" calcext:value-type="string">
            <text:p>05:3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7:08</text:p>
          </table:table-cell>
          <table:table-cell office:value-type="string" calcext:value-type="string">
            <text:p>05:30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11" table:default-cell-style-name="ce2"/>
        <table:table-column table:style-name="co3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2" table:default-cell-style-name="ce5"/>
        <table:table-column table:style-name="co9" table:default-cell-style-name="ce5"/>
        <table:table-column table:style-name="co15" table:default-cell-style-name="ce12"/>
        <table:table-column table:style-name="co16" table:default-cell-style-name="ce13"/>
        <table:table-column table:style-name="co17" table:default-cell-style-name="Default"/>
        <table:table-column table:style-name="co18" table:default-cell-style-name="ce14"/>
        <table:table-column table:style-name="co18" table:default-cell-style-name="Default"/>
        <table:table-column table:style-name="co19" table:default-cell-style-name="ce11"/>
        <table:table-column table:style-name="co20" table:default-cell-style-name="ce11"/>
        <table:table-column table:style-name="co10" table:number-columns-repeated="2" table:default-cell-style-name="ce11"/>
        <table:table-column table:style-name="co21" table:default-cell-style-name="ce11"/>
        <table:table-row table:style-name="ro1">
          <table:table-cell table:style-name="ce3" office:value-type="string" calcext:value-type="string">
            <text:p>Pracownicy</text:p>
          </table:table-cell>
          <table:table-cell table:style-name="ce3" office:value-type="string" calcext:value-type="string">
            <text:p>data przyjecia do pracy</text:p>
          </table:table-cell>
          <table:table-cell table:style-name="ce3" office:value-type="string" calcext:value-type="string">
            <text:p>poniedzialek</text:p>
          </table:table-cell>
          <table:table-cell table:style-name="ce3" office:value-type="string" calcext:value-type="string">
            <text:p>wtorek</text:p>
          </table:table-cell>
          <table:table-cell table:style-name="ce3" office:value-type="string" calcext:value-type="string">
            <text:p>sroda</text:p>
          </table:table-cell>
          <table:table-cell table:style-name="ce3" office:value-type="string" calcext:value-type="string">
            <text:p>czwartek</text:p>
          </table:table-cell>
          <table:table-cell table:style-name="ce3" office:value-type="string" calcext:value-type="string">
            <text:p>piatek</text:p>
          </table:table-cell>
          <table:table-cell table:style-name="ce3" office:value-type="string" calcext:value-type="string">
            <text:p>sobota</text:p>
          </table:table-cell>
          <table:table-cell table:style-name="ce3" office:value-type="string" calcext:value-type="string">
            <text:p>niedziela</text:p>
          </table:table-cell>
          <table:table-cell table:style-name="ce3" office:value-type="string" calcext:value-type="string">
            <text:p>Godziny pracy (H)</text:p>
          </table:table-cell>
          <table:table-cell table:style-name="ce3" office:value-type="string" calcext:value-type="string">
            <text:p>Nadgodziny (bool)</text:p>
          </table:table-cell>
          <table:table-cell table:style-name="ce3" office:value-type="string" calcext:value-type="string">
            <text:p>Nadgodziny</text:p>
          </table:table-cell>
          <table:table-cell table:style-name="ce3" office:value-type="string" calcext:value-type="string">
            <text:p>Procent nadgodzin</text:p>
          </table:table-cell>
          <table:table-cell table:style-name="ce3" office:value-type="string" calcext:value-type="string">
            <text:p>Staż</text:p>
          </table:table-cell>
          <table:table-cell table:style-name="ce3" office:value-type="string" calcext:value-type="string">
            <text:p>Indywidualny mnożnik</text:p>
          </table:table-cell>
          <table:table-cell table:style-name="ce3" office:value-type="string" calcext:value-type="string">
            <text:p>Dodatkowa zarpłata</text:p>
          </table:table-cell>
          <table:table-cell table:style-name="ce3" office:value-type="string" calcext:value-type="string">
            <text:p>Premia</text:p>
          </table:table-cell>
          <table:table-cell table:style-name="ce3" office:value-type="string" calcext:value-type="string">
            <text:p>Dodatkowa zarpłata wraz z premią</text:p>
          </table:table-cell>
          <table:table-cell table:style-name="ce3" office:value-type="string" calcext:value-type="string">
            <text:p>Tygodniowe zarobki (brutto)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string" calcext:value-type="string">
            <text:p>97-03-30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8H56M00S" calcext:value-type="time">
            <text:p>08:56</text:p>
          </table:table-cell>
          <table:table-cell table:formula="of:=SUM([.C2:.I2])*24" office:value-type="float" office:value="47.9166666666667" calcext:value-type="float">
            <text:p>47,92</text:p>
          </table:table-cell>
          <table:table-cell table:formula="of:=IF([.J2]&gt;[.$D$16])" office:value-type="boolean" office:boolean-value="true" calcext:value-type="boolean">
            <text:p>PRAWDA</text:p>
          </table:table-cell>
          <table:table-cell table:formula="of:=IF([.K2]; FLOOR([.J2]- [.$D$16]))" office:value-type="float" office:value="4" calcext:value-type="float">
            <text:p>4</text:p>
          </table:table-cell>
          <table:table-cell table:formula="of:=[.L2]/[.$M$12]" office:value-type="percentage" office:value="0.0784313725490196" calcext:value-type="percentage">
            <text:p>7,84%</text:p>
          </table:table-cell>
          <table:table-cell table:formula="of:=DATEDIF([.B2];[.$C$18];&quot;y&quot;)" office:value-type="float" office:value="8" calcext:value-type="float">
            <text:p>8</text:p>
          </table:table-cell>
          <table:table-cell table:formula="of:=[.$C$19] + [.$C$19] * ([.N2]/100)" office:value-type="currency" office:currency="PLN" office:value="10.8" calcext:value-type="currency">
            <text:p>10,80 zł</text:p>
          </table:table-cell>
          <table:table-cell table:formula="of:=[.O2]*[.L2]" office:value-type="currency" office:currency="PLN" office:value="43.2" calcext:value-type="currency">
            <text:p>43,20 zł</text:p>
          </table:table-cell>
          <table:table-cell table:formula="of:=[.$C$17] *[.M2]" office:value-type="currency" office:currency="PLN" office:value="196.078431372549" calcext:value-type="currency">
            <text:p>196,08 zł</text:p>
          </table:table-cell>
          <table:table-cell table:formula="of:=[.Q2]+[.P2]" office:value-type="currency" office:currency="PLN" office:value="239.278431372549" calcext:value-type="currency">
            <text:p>239,28 zł</text:p>
          </table:table-cell>
          <table:table-cell table:formula="of:=IF([.K2]; [.$G$16]+[.R2]; [.$G$16])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string" calcext:value-type="string">
            <text:p>00-05-31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12H54M00S" calcext:value-type="time">
            <text:p>12:54</text:p>
          </table:table-cell>
          <table:table-cell table:formula="of:=SUM([.C3:.I3])*24" office:value-type="float" office:value="52.7333333333333" calcext:value-type="float">
            <text:p>52,73</text:p>
          </table:table-cell>
          <table:table-cell table:formula="of:=IF([.J3]&gt;[.$D$16])" office:value-type="boolean" office:boolean-value="true" calcext:value-type="boolean">
            <text:p>PRAWDA</text:p>
          </table:table-cell>
          <table:table-cell table:formula="of:=IF([.K3]; FLOOR([.J3]- [.$D$16]))" office:value-type="float" office:value="9" calcext:value-type="float">
            <text:p>9</text:p>
          </table:table-cell>
          <table:table-cell table:formula="of:=[.L3]/[.$M$12]" office:value-type="percentage" office:value="0.176470588235294" calcext:value-type="percentage">
            <text:p>17,65%</text:p>
          </table:table-cell>
          <table:table-cell table:formula="of:=DATEDIF([.B3];[.$C$18];&quot;y&quot;)" office:value-type="float" office:value="4" calcext:value-type="float">
            <text:p>4</text:p>
          </table:table-cell>
          <table:table-cell table:formula="of:=[.$C$19] + [.$C$19] * ([.N3]/100)" office:value-type="currency" office:currency="PLN" office:value="10.4" calcext:value-type="currency">
            <text:p>10,40 zł</text:p>
          </table:table-cell>
          <table:table-cell table:formula="of:=[.O3]*[.L3]" office:value-type="currency" office:currency="PLN" office:value="93.6" calcext:value-type="currency">
            <text:p>93,60 zł</text:p>
          </table:table-cell>
          <table:table-cell table:formula="of:=[.$C$17] *[.M3]" office:value-type="currency" office:currency="PLN" office:value="441.176470588235" calcext:value-type="currency">
            <text:p>441,18 zł</text:p>
          </table:table-cell>
          <table:table-cell table:formula="of:=[.Q3]+[.P3]" office:value-type="currency" office:currency="PLN" office:value="534.776470588235" calcext:value-type="currency">
            <text:p>534,78 zł</text:p>
          </table:table-cell>
          <table:table-cell table:formula="of:=IF([.K3]; [.$G$16]+[.R3]; [.$G$16])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string" calcext:value-type="string">
            <text:p>02-04-01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00M00S" calcext:value-type="time">
            <text:p>00:00</text:p>
          </table:table-cell>
          <table:table-cell table:formula="of:=SUM([.C4:.I4])*24" office:value-type="float" office:value="33.3166666666667" calcext:value-type="float">
            <text:p>33,32</text:p>
          </table:table-cell>
          <table:table-cell table:formula="of:=IF([.J4]&gt;[.$D$16])" office:value-type="boolean" office:boolean-value="false" calcext:value-type="boolean">
            <text:p>FAŁSZ</text:p>
          </table:table-cell>
          <table:table-cell table:formula="of:=IF([.K4]; FLOOR([.J4]- [.$D$16]))" office:value-type="float" office:value="0" calcext:value-type="float">
            <text:p>0</text:p>
          </table:table-cell>
          <table:table-cell table:formula="of:=[.L4]/[.$M$12]" office:value-type="percentage" office:value="0" calcext:value-type="percentage">
            <text:p>0,00%</text:p>
          </table:table-cell>
          <table:table-cell table:formula="of:=DATEDIF([.B4];[.$C$18];&quot;y&quot;)" office:value-type="float" office:value="3" calcext:value-type="float">
            <text:p>3</text:p>
          </table:table-cell>
          <table:table-cell table:formula="of:=[.$C$19] + [.$C$19] * ([.N4]/100)" office:value-type="currency" office:currency="PLN" office:value="10.3" calcext:value-type="currency">
            <text:p>10,30 zł</text:p>
          </table:table-cell>
          <table:table-cell table:formula="of:=[.O4]*[.L4]" office:value-type="currency" office:currency="PLN" office:value="0" calcext:value-type="currency">
            <text:p>0,00 zł</text:p>
          </table:table-cell>
          <table:table-cell table:formula="of:=[.$C$17] *[.M4]" office:value-type="currency" office:currency="PLN" office:value="0" calcext:value-type="currency">
            <text:p>0,00 zł</text:p>
          </table:table-cell>
          <table:table-cell table:formula="of:=[.Q4]+[.P4]" office:value-type="currency" office:currency="PLN" office:value="0" calcext:value-type="currency">
            <text:p>0,00 zł</text:p>
          </table:table-cell>
          <table:table-cell table:formula="of:=IF([.K4]; [.$G$16]+[.R4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string" calcext:value-type="string">
            <text:p>02-06-01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5H00M00S" calcext:value-type="time">
            <text:p>05:00</text:p>
          </table:table-cell>
          <table:table-cell table:formula="of:=SUM([.C5:.I5])*24" office:value-type="float" office:value="36.5333333333333" calcext:value-type="float">
            <text:p>36,53</text:p>
          </table:table-cell>
          <table:table-cell table:formula="of:=IF([.J5]&gt;[.$D$16])" office:value-type="boolean" office:boolean-value="false" calcext:value-type="boolean">
            <text:p>FAŁSZ</text:p>
          </table:table-cell>
          <table:table-cell table:formula="of:=IF([.K5]; FLOOR([.J5]- [.$D$16]))" office:value-type="float" office:value="0" calcext:value-type="float">
            <text:p>0</text:p>
          </table:table-cell>
          <table:table-cell table:formula="of:=[.L5]/[.$M$12]" office:value-type="percentage" office:value="0" calcext:value-type="percentage">
            <text:p>0,00%</text:p>
          </table:table-cell>
          <table:table-cell table:formula="of:=DATEDIF([.B5];[.$C$18];&quot;y&quot;)" office:value-type="float" office:value="2" calcext:value-type="float">
            <text:p>2</text:p>
          </table:table-cell>
          <table:table-cell table:formula="of:=[.$C$19] + [.$C$19] * ([.N5]/100)" office:value-type="currency" office:currency="PLN" office:value="10.2" calcext:value-type="currency">
            <text:p>10,20 zł</text:p>
          </table:table-cell>
          <table:table-cell table:formula="of:=[.O5]*[.L5]" office:value-type="currency" office:currency="PLN" office:value="0" calcext:value-type="currency">
            <text:p>0,00 zł</text:p>
          </table:table-cell>
          <table:table-cell table:formula="of:=[.$C$17] *[.M5]" office:value-type="currency" office:currency="PLN" office:value="0" calcext:value-type="currency">
            <text:p>0,00 zł</text:p>
          </table:table-cell>
          <table:table-cell table:formula="of:=[.Q5]+[.P5]" office:value-type="currency" office:currency="PLN" office:value="0" calcext:value-type="currency">
            <text:p>0,00 zł</text:p>
          </table:table-cell>
          <table:table-cell table:formula="of:=IF([.K5]; [.$G$16]+[.R5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string" calcext:value-type="string">
            <text:p>03-07-0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time" office:time-value="PT05H59M00S" calcext:value-type="time">
            <text:p>05:59</text:p>
          </table:table-cell>
          <table:table-cell office:value-type="time" office:time-value="PT12H05M00S" calcext:value-type="time">
            <text:p>12:05</text:p>
          </table:table-cell>
          <table:table-cell table:formula="of:=SUM([.C6:.I6])*24" office:value-type="float" office:value="51.7833333333333" calcext:value-type="float">
            <text:p>51,78</text:p>
          </table:table-cell>
          <table:table-cell table:formula="of:=IF([.J6]&gt;[.$D$16])" office:value-type="boolean" office:boolean-value="true" calcext:value-type="boolean">
            <text:p>PRAWDA</text:p>
          </table:table-cell>
          <table:table-cell table:formula="of:=IF([.K6]; FLOOR([.J6]- [.$D$16]))" office:value-type="float" office:value="8" calcext:value-type="float">
            <text:p>8</text:p>
          </table:table-cell>
          <table:table-cell table:formula="of:=[.L6]/[.$M$12]" office:value-type="percentage" office:value="0.156862745098039" calcext:value-type="percentage">
            <text:p>15,69%</text:p>
          </table:table-cell>
          <table:table-cell table:formula="of:=DATEDIF([.B6];[.$C$18];&quot;y&quot;)" office:value-type="float" office:value="1" calcext:value-type="float">
            <text:p>1</text:p>
          </table:table-cell>
          <table:table-cell table:formula="of:=[.$C$19] + [.$C$19] * ([.N6]/100)" office:value-type="currency" office:currency="PLN" office:value="10.1" calcext:value-type="currency">
            <text:p>10,10 zł</text:p>
          </table:table-cell>
          <table:table-cell table:formula="of:=[.O6]*[.L6]" office:value-type="currency" office:currency="PLN" office:value="80.8" calcext:value-type="currency">
            <text:p>80,80 zł</text:p>
          </table:table-cell>
          <table:table-cell table:formula="of:=[.$C$17] *[.M6]" office:value-type="currency" office:currency="PLN" office:value="392.156862745098" calcext:value-type="currency">
            <text:p>392,16 zł</text:p>
          </table:table-cell>
          <table:table-cell table:formula="of:=[.Q6]+[.P6]" office:value-type="currency" office:currency="PLN" office:value="472.956862745098" calcext:value-type="currency">
            <text:p>472,96 zł</text:p>
          </table:table-cell>
          <table:table-cell table:formula="of:=IF([.K6]; [.$G$16]+[.R6]; [.$G$16])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string" calcext:value-type="string">
            <text:p>01-01-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1H54M00S" calcext:value-type="time">
            <text:p>11:54</text:p>
          </table:table-cell>
          <table:table-cell office:value-type="time" office:time-value="PT11H57M00S" calcext:value-type="time">
            <text:p>11:57</text:p>
          </table:table-cell>
          <table:table-cell table:number-columns-repeated="2" office:value-type="time" office:time-value="PT07H00M00S" calcext:value-type="time">
            <text:p>07:00</text:p>
          </table:table-cell>
          <table:table-cell office:value-type="time" office:time-value="PT01H57M00S" calcext:value-type="time">
            <text:p>01:57</text:p>
          </table:table-cell>
          <table:table-cell table:formula="of:=SUM([.C7:.I7])*24" office:value-type="float" office:value="51.8" calcext:value-type="float">
            <text:p>51,80</text:p>
          </table:table-cell>
          <table:table-cell table:formula="of:=IF([.J7]&gt;[.$D$16])" office:value-type="boolean" office:boolean-value="true" calcext:value-type="boolean">
            <text:p>PRAWDA</text:p>
          </table:table-cell>
          <table:table-cell table:formula="of:=IF([.K7]; FLOOR([.J7]- [.$D$16]))" office:value-type="float" office:value="8" calcext:value-type="float">
            <text:p>8</text:p>
          </table:table-cell>
          <table:table-cell table:formula="of:=[.L7]/[.$M$12]" office:value-type="percentage" office:value="0.156862745098039" calcext:value-type="percentage">
            <text:p>15,69%</text:p>
          </table:table-cell>
          <table:table-cell table:formula="of:=DATEDIF([.B7];[.$C$18];&quot;y&quot;)" office:value-type="float" office:value="4" calcext:value-type="float">
            <text:p>4</text:p>
          </table:table-cell>
          <table:table-cell table:formula="of:=[.$C$19] + [.$C$19] * ([.N7]/100)" office:value-type="currency" office:currency="PLN" office:value="10.4" calcext:value-type="currency">
            <text:p>10,40 zł</text:p>
          </table:table-cell>
          <table:table-cell table:formula="of:=[.O7]*[.L7]" office:value-type="currency" office:currency="PLN" office:value="83.2" calcext:value-type="currency">
            <text:p>83,20 zł</text:p>
          </table:table-cell>
          <table:table-cell table:formula="of:=[.$C$17] *[.M7]" office:value-type="currency" office:currency="PLN" office:value="392.156862745098" calcext:value-type="currency">
            <text:p>392,16 zł</text:p>
          </table:table-cell>
          <table:table-cell table:formula="of:=[.Q7]+[.P7]" office:value-type="currency" office:currency="PLN" office:value="475.356862745098" calcext:value-type="currency">
            <text:p>475,36 zł</text:p>
          </table:table-cell>
          <table:table-cell table:formula="of:=IF([.K7]; [.$G$16]+[.R7]; [.$G$16])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string" calcext:value-type="string">
            <text:p>98-05-01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time" office:time-value="PT12H00M00S" calcext:value-type="time">
            <text:p>12:00</text:p>
          </table:table-cell>
          <table:table-cell table:number-columns-repeated="2" office:value-type="time" office:time-value="PT05H08M00S" calcext:value-type="time">
            <text:p>05:08</text:p>
          </table:table-cell>
          <table:table-cell office:value-type="time" office:time-value="PT02H00M00S" calcext:value-type="time">
            <text:p>02:00</text:p>
          </table:table-cell>
          <table:table-cell table:formula="of:=SUM([.C8:.I8])*24" office:value-type="float" office:value="47.4" calcext:value-type="float">
            <text:p>47,40</text:p>
          </table:table-cell>
          <table:table-cell table:formula="of:=IF([.J8]&gt;[.$D$16])" office:value-type="boolean" office:boolean-value="true" calcext:value-type="boolean">
            <text:p>PRAWDA</text:p>
          </table:table-cell>
          <table:table-cell table:formula="of:=IF([.K8]; FLOOR([.J8]- [.$D$16]))" office:value-type="float" office:value="4" calcext:value-type="float">
            <text:p>4</text:p>
          </table:table-cell>
          <table:table-cell table:formula="of:=[.L8]/[.$M$12]" office:value-type="percentage" office:value="0.0784313725490196" calcext:value-type="percentage">
            <text:p>7,84%</text:p>
          </table:table-cell>
          <table:table-cell table:formula="of:=DATEDIF([.B8];[.$C$18];&quot;y&quot;)" office:value-type="float" office:value="7" calcext:value-type="float">
            <text:p>7</text:p>
          </table:table-cell>
          <table:table-cell table:formula="of:=[.$C$19] + [.$C$19] * ([.N8]/100)" office:value-type="currency" office:currency="PLN" office:value="10.7" calcext:value-type="currency">
            <text:p>10,70 zł</text:p>
          </table:table-cell>
          <table:table-cell table:formula="of:=[.O8]*[.L8]" office:value-type="currency" office:currency="PLN" office:value="42.8" calcext:value-type="currency">
            <text:p>42,80 zł</text:p>
          </table:table-cell>
          <table:table-cell table:formula="of:=[.$C$17] *[.M8]" office:value-type="currency" office:currency="PLN" office:value="196.078431372549" calcext:value-type="currency">
            <text:p>196,08 zł</text:p>
          </table:table-cell>
          <table:table-cell table:formula="of:=[.Q8]+[.P8]" office:value-type="currency" office:currency="PLN" office:value="238.878431372549" calcext:value-type="currency">
            <text:p>238,88 zł</text:p>
          </table:table-cell>
          <table:table-cell table:formula="of:=IF([.K8]; [.$G$16]+[.R8]; [.$G$16])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string" calcext:value-type="string">
            <text:p>03-01-05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11H57M00S" calcext:value-type="time">
            <text:p>11:57</text:p>
          </table:table-cell>
          <table:table-cell table:formula="of:=SUM([.C9:.I9])*24" office:value-type="float" office:value="61.8166666666667" calcext:value-type="float">
            <text:p>61,82</text:p>
          </table:table-cell>
          <table:table-cell table:formula="of:=IF([.J9]&gt;[.$D$16])" office:value-type="boolean" office:boolean-value="true" calcext:value-type="boolean">
            <text:p>PRAWDA</text:p>
          </table:table-cell>
          <table:table-cell table:formula="of:=IF([.K9]; FLOOR([.J9]- [.$D$16]))" office:value-type="float" office:value="18" calcext:value-type="float">
            <text:p>18</text:p>
          </table:table-cell>
          <table:table-cell table:formula="of:=[.L9]/[.$M$12]" office:value-type="percentage" office:value="0.352941176470588" calcext:value-type="percentage">
            <text:p>35,29%</text:p>
          </table:table-cell>
          <table:table-cell table:formula="of:=DATEDIF([.B9];[.$C$18];&quot;y&quot;)" office:value-type="float" office:value="2" calcext:value-type="float">
            <text:p>2</text:p>
          </table:table-cell>
          <table:table-cell table:formula="of:=[.$C$19] + [.$C$19] * ([.N9]/100)" office:value-type="currency" office:currency="PLN" office:value="10.2" calcext:value-type="currency">
            <text:p>10,20 zł</text:p>
          </table:table-cell>
          <table:table-cell table:formula="of:=[.O9]*[.L9]" office:value-type="currency" office:currency="PLN" office:value="183.6" calcext:value-type="currency">
            <text:p>183,60 zł</text:p>
          </table:table-cell>
          <table:table-cell table:formula="of:=[.$C$17] *[.M9]" office:value-type="currency" office:currency="PLN" office:value="882.352941176471" calcext:value-type="currency">
            <text:p>882,35 zł</text:p>
          </table:table-cell>
          <table:table-cell table:formula="of:=[.Q9]+[.P9]" office:value-type="currency" office:currency="PLN" office:value="1065.95294117647" calcext:value-type="currency">
            <text:p>1 065,95 zł</text:p>
          </table:table-cell>
          <table:table-cell table:formula="of:=IF([.K9]; [.$G$16]+[.R9]; [.$G$16])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string" calcext:value-type="string">
            <text:p>01-01-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4H00M00S" calcext:value-type="time">
            <text:p>04:00</text:p>
          </table:table-cell>
          <table:table-cell table:formula="of:=SUM([.C10:.I10])*24" office:value-type="float" office:value="33.05" calcext:value-type="float">
            <text:p>33,05</text:p>
          </table:table-cell>
          <table:table-cell table:formula="of:=IF([.J10]&gt;[.$D$16])" office:value-type="boolean" office:boolean-value="false" calcext:value-type="boolean">
            <text:p>FAŁSZ</text:p>
          </table:table-cell>
          <table:table-cell table:formula="of:=IF([.K10]; FLOOR([.J10]- [.$D$16]))" office:value-type="float" office:value="0" calcext:value-type="float">
            <text:p>0</text:p>
          </table:table-cell>
          <table:table-cell table:formula="of:=[.L10]/[.$M$12]" office:value-type="percentage" office:value="0" calcext:value-type="percentage">
            <text:p>0,00%</text:p>
          </table:table-cell>
          <table:table-cell table:formula="of:=DATEDIF([.B10];[.$C$18];&quot;y&quot;)" office:value-type="float" office:value="4" calcext:value-type="float">
            <text:p>4</text:p>
          </table:table-cell>
          <table:table-cell table:formula="of:=[.$C$19] + [.$C$19] * ([.N10]/100)" office:value-type="currency" office:currency="PLN" office:value="10.4" calcext:value-type="currency">
            <text:p>10,40 zł</text:p>
          </table:table-cell>
          <table:table-cell table:formula="of:=[.O10]*[.L10]" office:value-type="currency" office:currency="PLN" office:value="0" calcext:value-type="currency">
            <text:p>0,00 zł</text:p>
          </table:table-cell>
          <table:table-cell table:formula="of:=[.$C$17] *[.M10]" office:value-type="currency" office:currency="PLN" office:value="0" calcext:value-type="currency">
            <text:p>0,00 zł</text:p>
          </table:table-cell>
          <table:table-cell table:formula="of:=[.Q10]+[.P10]" office:value-type="currency" office:currency="PLN" office:value="0" calcext:value-type="currency">
            <text:p>0,00 zł</text:p>
          </table:table-cell>
          <table:table-cell table:formula="of:=IF([.K10]; [.$G$16]+[.R10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string" calcext:value-type="string">
            <text:p>02-01-07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5H30M00S" calcext:value-type="time">
            <text:p>05:30</text:p>
          </table:table-cell>
          <table:table-cell table:formula="of:=SUM([.C11:.I11])*24" office:value-type="float" office:value="35.9166666666667" calcext:value-type="float">
            <text:p>35,92</text:p>
          </table:table-cell>
          <table:table-cell table:formula="of:=IF([.J11]&gt;[.$D$16])" office:value-type="boolean" office:boolean-value="false" calcext:value-type="boolean">
            <text:p>FAŁSZ</text:p>
          </table:table-cell>
          <table:table-cell table:formula="of:=IF([.K11]; FLOOR([.J11]- [.$D$16]))" office:value-type="float" office:value="0" calcext:value-type="float">
            <text:p>0</text:p>
          </table:table-cell>
          <table:table-cell table:formula="of:=[.L11]/[.$M$12]" office:value-type="percentage" office:value="0" calcext:value-type="percentage">
            <text:p>0,00%</text:p>
          </table:table-cell>
          <table:table-cell table:formula="of:=DATEDIF([.B11];[.$C$18];&quot;y&quot;)" office:value-type="float" office:value="3" calcext:value-type="float">
            <text:p>3</text:p>
          </table:table-cell>
          <table:table-cell table:formula="of:=[.$C$19] + [.$C$19] * ([.N11]/100)" office:value-type="currency" office:currency="PLN" office:value="10.3" calcext:value-type="currency">
            <text:p>10,30 zł</text:p>
          </table:table-cell>
          <table:table-cell table:formula="of:=[.O11]*[.L11]" office:value-type="currency" office:currency="PLN" office:value="0" calcext:value-type="currency">
            <text:p>0,00 zł</text:p>
          </table:table-cell>
          <table:table-cell table:formula="of:=[.$C$17] *[.M11]" office:value-type="currency" office:currency="PLN" office:value="0" calcext:value-type="currency">
            <text:p>0,00 zł</text:p>
          </table:table-cell>
          <table:table-cell table:formula="of:=[.Q11]+[.P11]" office:value-type="currency" office:currency="PLN" office:value="0" calcext:value-type="currency">
            <text:p>0,00 zł</text:p>
          </table:table-cell>
          <table:table-cell table:formula="of:=IF([.K11]; [.$G$16]+[.R11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/>
          <table:table-cell table:style-name="Default" table:number-columns-repeated="10"/>
          <table:table-cell office:value-type="string" calcext:value-type="string">
            <text:p>suma nadgodzin:</text:p>
          </table:table-cell>
          <table:table-cell table:style-name="Default" table:formula="of:=SUM([.L2:.L11])" office:value-type="float" office:value="51" calcext:value-type="float">
            <text:p>51</text:p>
          </table:table-cell>
          <table:table-cell/>
          <table:table-cell table:style-name="Default" table:number-columns-repeated="5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>
            <text:p>Tygodniowo obowiazujący czas pracy</text:p>
          </table:table-cell>
          <table:table-cell table:style-name="ce6" office:value-type="time" office:time-value="PT43H15M00S" calcext:value-type="time">
            <text:p>43:15:00</text:p>
          </table:table-cell>
          <table:table-cell table:style-name="ce10" table:formula="of:=[.C16]*24" office:value-type="float" office:value="43.25" calcext:value-type="float">
            <text:p>43,25</text:p>
          </table:table-cell>
          <table:table-cell table:style-name="Default"/>
          <table:table-cell table:style-name="Default" office:value-type="string" calcext:value-type="string">
            <text:p>minimalna kwota</text:p>
          </table:table-cell>
          <table:table-cell table:style-name="ce11" table:formula="of:=[.C19]*[.D16]" office:value-type="currency" office:currency="PLN" office:value="432.5" calcext:value-type="currency">
            <text:p>432,50 zł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>
            <text:p>Kwota premii do podziału</text:p>
          </table:table-cell>
          <table:table-cell table:style-name="ce7" office:value-type="currency" office:currency="PLN" office:value="2500" calcext:value-type="currency">
            <text:p>2 500,00 zł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>
            <text:p>Data obliczeń</text:p>
          </table:table-cell>
          <table:table-cell table:style-name="ce8" office:value-type="date" office:date-value="2005-05-30" calcext:value-type="date">
            <text:p>2005-05-30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>
            <text:p>Stawka godzinowa</text:p>
          </table:table-cell>
          <table:table-cell table:style-name="ce7" office:value-type="currency" office:currency="PLN" office:value="10" calcext:value-type="currency">
            <text:p>10,00 zł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9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5"/>
        </table:table-row>
      </table:table>
      <table:table table:name="zadanieB" table:style-name="ta1">
        <table:table-column table:style-name="co1" table:default-cell-style-name="Default"/>
        <table:table-column table:style-name="co22" table:default-cell-style-name="ce2"/>
        <table:table-column table:style-name="co3" table:default-cell-style-name="ce5"/>
        <table:table-column table:style-name="co12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ce11"/>
        <table:table-row table:style-name="ro1">
          <table:table-cell table:style-name="ce3" office:value-type="string" calcext:value-type="string">
            <text:p>Pracownicy</text:p>
          </table:table-cell>
          <table:table-cell table:style-name="ce3" office:value-type="string" calcext:value-type="string">
            <text:p>data przyjecia do pracy</text:p>
          </table:table-cell>
          <table:table-cell table:style-name="ce3" office:value-type="string" calcext:value-type="string">
            <text:p>poniedzialek</text:p>
          </table:table-cell>
          <table:table-cell table:style-name="ce3" office:value-type="string" calcext:value-type="string">
            <text:p>wtorek</text:p>
          </table:table-cell>
          <table:table-cell table:style-name="ce3" office:value-type="string" calcext:value-type="string">
            <text:p>sroda</text:p>
          </table:table-cell>
          <table:table-cell table:style-name="ce3" office:value-type="string" calcext:value-type="string">
            <text:p>czwartek</text:p>
          </table:table-cell>
          <table:table-cell table:style-name="ce3" office:value-type="string" calcext:value-type="string">
            <text:p>piatek</text:p>
          </table:table-cell>
          <table:table-cell table:style-name="ce3" office:value-type="string" calcext:value-type="string">
            <text:p>sobota</text:p>
          </table:table-cell>
          <table:table-cell table:style-name="ce3" office:value-type="string" calcext:value-type="string">
            <text:p>niedziela</text:p>
          </table:table-cell>
          <table:table-cell table:style-name="ce3" office:value-type="string" calcext:value-type="string">
            <text:p>Godziny pracy (H)</text:p>
          </table:table-cell>
          <table:table-cell table:style-name="ce3" office:value-type="string" calcext:value-type="string">
            <text:p>Nadgodziny (bool)</text:p>
          </table:table-cell>
          <table:table-cell table:style-name="ce3" office:value-type="string" calcext:value-type="string">
            <text:p>Nadgodziny</text:p>
          </table:table-cell>
          <table:table-cell table:style-name="ce3" office:value-type="string" calcext:value-type="string">
            <text:p>Procent nadgodzin</text:p>
          </table:table-cell>
          <table:table-cell table:style-name="ce3" office:value-type="string" calcext:value-type="string">
            <text:p>Staż</text:p>
          </table:table-cell>
          <table:table-cell table:style-name="ce3" office:value-type="string" calcext:value-type="string">
            <text:p>Indywidualny mnożnik</text:p>
          </table:table-cell>
          <table:table-cell table:style-name="ce3" office:value-type="string" calcext:value-type="string">
            <text:p>Dodatkowa zarpłata</text:p>
          </table:table-cell>
          <table:table-cell table:style-name="ce3" office:value-type="string" calcext:value-type="string">
            <text:p>Premia</text:p>
          </table:table-cell>
          <table:table-cell table:style-name="ce3" office:value-type="string" calcext:value-type="string">
            <text:p>Dodatkowa zarpłata wraz z premią</text:p>
          </table:table-cell>
          <table:table-cell table:style-name="ce3" office:value-type="string" calcext:value-type="string">
            <text:p>Tygodniowe zarobki (brutto)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string" calcext:value-type="string">
            <text:p>97-03-30</text:p>
          </table:table-cell>
          <table:table-cell office:value-type="time" office:time-value="PT08H06M00S" calcext:value-type="time">
            <text:p>08:06</text:p>
          </table:table-cell>
          <table:table-cell office:value-type="time" office:time-value="PT04H00M00S" calcext:value-type="time">
            <text:p>04:00</text:p>
          </table:table-cell>
          <table:table-cell table:style-name="ce5" office:value-type="time" office:time-value="PT10H56M00S" calcext:value-type="time">
            <text:p>10:56</text:p>
          </table:table-cell>
          <table:table-cell table:style-name="ce5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table:style-name="ce5" office:value-type="time" office:time-value="PT04H00M00S" calcext:value-type="time">
            <text:p>04:00</text:p>
          </table:table-cell>
          <table:table-cell table:style-name="ce5" office:value-type="time" office:time-value="PT08H56M00S" calcext:value-type="time">
            <text:p>08:56</text:p>
          </table:table-cell>
          <table:table-cell table:style-name="ce12" table:formula="of:=SUM([.C2:.I2])*24" office:value-type="float" office:value="47.9166666666667" calcext:value-type="float">
            <text:p>47,92</text:p>
          </table:table-cell>
          <table:table-cell table:style-name="ce13" table:formula="of:=IF([.J2]&gt;[.$D$16])" office:value-type="boolean" office:boolean-value="true" calcext:value-type="boolean">
            <text:p>PRAWDA</text:p>
          </table:table-cell>
          <table:table-cell table:formula="of:=IF([.K2]; FLOOR([.J2]- [.$D$16]))" office:value-type="float" office:value="4" calcext:value-type="float">
            <text:p>4</text:p>
          </table:table-cell>
          <table:table-cell table:style-name="ce14" table:formula="of:=[.L2]/[.$M$12]" office:value-type="percentage" office:value="0.0784313725490196" calcext:value-type="percentage">
            <text:p>7,84%</text:p>
          </table:table-cell>
          <table:table-cell table:formula="of:=DATEDIF([.B2];[.$C$18];&quot;y&quot;)" office:value-type="float" office:value="8" calcext:value-type="float">
            <text:p>8</text:p>
          </table:table-cell>
          <table:table-cell table:style-name="ce11" table:formula="of:=[.$C$19] + [.$C$19] * ([.N2]/100)" office:value-type="currency" office:currency="PLN" office:value="10.8" calcext:value-type="currency">
            <text:p>10,80 zł</text:p>
          </table:table-cell>
          <table:table-cell table:style-name="ce11" table:formula="of:=[.O2]*[.L2]" office:value-type="currency" office:currency="PLN" office:value="43.2" calcext:value-type="currency">
            <text:p>43,20 zł</text:p>
          </table:table-cell>
          <table:table-cell table:style-name="ce11" table:formula="of:=[.$C$17] *[.M2]" office:value-type="currency" office:currency="PLN" office:value="196.078431372549" calcext:value-type="currency">
            <text:p>196,08 zł</text:p>
          </table:table-cell>
          <table:table-cell table:style-name="ce11" table:formula="of:=[.Q2]+[.P2]" office:value-type="currency" office:currency="PLN" office:value="239.278431372549" calcext:value-type="currency">
            <text:p>239,28 zł</text:p>
          </table:table-cell>
          <table:table-cell table:formula="of:=IF([.K2]; [.$G$16]+[.R2]; [.$G$16])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string" calcext:value-type="string">
            <text:p>00-05-31</text:p>
          </table:table-cell>
          <table:table-cell office:value-type="time" office:time-value="PT10H56M00S" calcext:value-type="time">
            <text:p>10:56</text:p>
          </table:table-cell>
          <table:table-cell office:value-type="time" office:time-value="PT02H00M00S" calcext:value-type="time">
            <text:p>02:00</text:p>
          </table:table-cell>
          <table:table-cell table:style-name="ce5" office:value-type="time" office:time-value="PT12H54M00S" calcext:value-type="time">
            <text:p>12:54</text:p>
          </table:table-cell>
          <table:table-cell table:style-name="ce5"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table:style-name="ce5" office:value-type="time" office:time-value="PT02H00M00S" calcext:value-type="time">
            <text:p>02:00</text:p>
          </table:table-cell>
          <table:table-cell table:style-name="ce5" office:value-type="time" office:time-value="PT12H54M00S" calcext:value-type="time">
            <text:p>12:54</text:p>
          </table:table-cell>
          <table:table-cell table:style-name="ce12" table:formula="of:=SUM([.C3:.I3])*24" office:value-type="float" office:value="52.7333333333333" calcext:value-type="float">
            <text:p>52,73</text:p>
          </table:table-cell>
          <table:table-cell table:style-name="ce13" table:formula="of:=IF([.J3]&gt;[.$D$16])" office:value-type="boolean" office:boolean-value="true" calcext:value-type="boolean">
            <text:p>PRAWDA</text:p>
          </table:table-cell>
          <table:table-cell table:formula="of:=IF([.K3]; FLOOR([.J3]- [.$D$16]))" office:value-type="float" office:value="9" calcext:value-type="float">
            <text:p>9</text:p>
          </table:table-cell>
          <table:table-cell table:style-name="ce14" table:formula="of:=[.L3]/[.$M$12]" office:value-type="percentage" office:value="0.176470588235294" calcext:value-type="percentage">
            <text:p>17,65%</text:p>
          </table:table-cell>
          <table:table-cell table:formula="of:=DATEDIF([.B3];[.$C$18];&quot;y&quot;)" office:value-type="float" office:value="4" calcext:value-type="float">
            <text:p>4</text:p>
          </table:table-cell>
          <table:table-cell table:style-name="ce11" table:formula="of:=[.$C$19] + [.$C$19] * ([.N3]/100)" office:value-type="currency" office:currency="PLN" office:value="10.4" calcext:value-type="currency">
            <text:p>10,40 zł</text:p>
          </table:table-cell>
          <table:table-cell table:style-name="ce11" table:formula="of:=[.O3]*[.L3]" office:value-type="currency" office:currency="PLN" office:value="93.6" calcext:value-type="currency">
            <text:p>93,60 zł</text:p>
          </table:table-cell>
          <table:table-cell table:style-name="ce11" table:formula="of:=[.$C$17] *[.M3]" office:value-type="currency" office:currency="PLN" office:value="441.176470588235" calcext:value-type="currency">
            <text:p>441,18 zł</text:p>
          </table:table-cell>
          <table:table-cell table:style-name="ce11" table:formula="of:=[.Q3]+[.P3]" office:value-type="currency" office:currency="PLN" office:value="534.776470588235" calcext:value-type="currency">
            <text:p>534,78 zł</text:p>
          </table:table-cell>
          <table:table-cell table:formula="of:=IF([.K3]; [.$G$16]+[.R3]; [.$G$16])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string" calcext:value-type="string">
            <text:p>02-04-01</text:p>
          </table:table-cell>
          <table:table-cell office:value-type="time" office:time-value="PT08H23M00S" calcext:value-type="time">
            <text:p>08:23</text:p>
          </table:table-cell>
          <table:table-cell office:value-type="time" office:time-value="PT05H59M00S" calcext:value-type="time">
            <text:p>05:59</text:p>
          </table:table-cell>
          <table:table-cell table:style-name="ce5" office:value-type="time" office:time-value="PT00H00M00S" calcext:value-type="time">
            <text:p>00:00</text:p>
          </table:table-cell>
          <table:table-cell table:style-name="ce5" office:value-type="time" office:time-value="PT11H57M00S" calcext:value-type="time">
            <text:p>11:57</text:p>
          </table:table-cell>
          <table:table-cell office:value-type="time" office:time-value="PT04H00M00S" calcext:value-type="time">
            <text:p>04:00</text:p>
          </table:table-cell>
          <table:table-cell table:style-name="ce5" office:value-type="time" office:time-value="PT03H00M00S" calcext:value-type="time">
            <text:p>03:00</text:p>
          </table:table-cell>
          <table:table-cell table:style-name="ce5" office:value-type="time" office:time-value="PT00H00M00S" calcext:value-type="time">
            <text:p>00:00</text:p>
          </table:table-cell>
          <table:table-cell table:style-name="ce12" table:formula="of:=SUM([.C4:.I4])*24" office:value-type="float" office:value="33.3166666666667" calcext:value-type="float">
            <text:p>33,32</text:p>
          </table:table-cell>
          <table:table-cell table:style-name="ce13" table:formula="of:=IF([.J4]&gt;[.$D$16])" office:value-type="boolean" office:boolean-value="false" calcext:value-type="boolean">
            <text:p>FAŁSZ</text:p>
          </table:table-cell>
          <table:table-cell table:formula="of:=IF([.K4]; FLOOR([.J4]- [.$D$16]))" office:value-type="float" office:value="0" calcext:value-type="float">
            <text:p>0</text:p>
          </table:table-cell>
          <table:table-cell table:style-name="ce14" table:formula="of:=[.L4]/[.$M$12]" office:value-type="percentage" office:value="0" calcext:value-type="percentage">
            <text:p>0,00%</text:p>
          </table:table-cell>
          <table:table-cell table:formula="of:=DATEDIF([.B4];[.$C$18];&quot;y&quot;)" office:value-type="float" office:value="3" calcext:value-type="float">
            <text:p>3</text:p>
          </table:table-cell>
          <table:table-cell table:style-name="ce11" table:formula="of:=[.$C$19] + [.$C$19] * ([.N4]/100)" office:value-type="currency" office:currency="PLN" office:value="10.3" calcext:value-type="currency">
            <text:p>10,30 zł</text:p>
          </table:table-cell>
          <table:table-cell table:style-name="ce11" table:formula="of:=[.O4]*[.L4]" office:value-type="currency" office:currency="PLN" office:value="0" calcext:value-type="currency">
            <text:p>0,00 zł</text:p>
          </table:table-cell>
          <table:table-cell table:style-name="ce11" table:formula="of:=[.$C$17] *[.M4]" office:value-type="currency" office:currency="PLN" office:value="0" calcext:value-type="currency">
            <text:p>0,00 zł</text:p>
          </table:table-cell>
          <table:table-cell table:style-name="ce11" table:formula="of:=[.Q4]+[.P4]" office:value-type="currency" office:currency="PLN" office:value="0" calcext:value-type="currency">
            <text:p>0,00 zł</text:p>
          </table:table-cell>
          <table:table-cell table:formula="of:=IF([.K4]; [.$G$16]+[.R4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string" calcext:value-type="string">
            <text:p>02-06-01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07H00M00S" calcext:value-type="time">
            <text:p>07: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04H00M00S" calcext:value-type="time">
            <text:p>04:00</text:p>
          </table:table-cell>
          <table:table-cell office:value-type="time" office:time-value="PT02H00M00S" calcext:value-type="time">
            <text:p>02:00</text:p>
          </table:table-cell>
          <table:table-cell table:style-name="ce5" office:value-type="time" office:time-value="PT04H00M00S" calcext:value-type="time">
            <text:p>04:00</text:p>
          </table:table-cell>
          <table:table-cell table:style-name="ce5" office:value-type="time" office:time-value="PT05H00M00S" calcext:value-type="time">
            <text:p>05:00</text:p>
          </table:table-cell>
          <table:table-cell table:style-name="ce12" table:formula="of:=SUM([.C5:.I5])*24" office:value-type="float" office:value="36.5333333333333" calcext:value-type="float">
            <text:p>36,53</text:p>
          </table:table-cell>
          <table:table-cell table:style-name="ce13" table:formula="of:=IF([.J5]&gt;[.$D$16])" office:value-type="boolean" office:boolean-value="false" calcext:value-type="boolean">
            <text:p>FAŁSZ</text:p>
          </table:table-cell>
          <table:table-cell table:formula="of:=IF([.K5]; FLOOR([.J5]- [.$D$16]))" office:value-type="float" office:value="0" calcext:value-type="float">
            <text:p>0</text:p>
          </table:table-cell>
          <table:table-cell table:style-name="ce14" table:formula="of:=[.L5]/[.$M$12]" office:value-type="percentage" office:value="0" calcext:value-type="percentage">
            <text:p>0,00%</text:p>
          </table:table-cell>
          <table:table-cell table:formula="of:=DATEDIF([.B5];[.$C$18];&quot;y&quot;)" office:value-type="float" office:value="2" calcext:value-type="float">
            <text:p>2</text:p>
          </table:table-cell>
          <table:table-cell table:style-name="ce11" table:formula="of:=[.$C$19] + [.$C$19] * ([.N5]/100)" office:value-type="currency" office:currency="PLN" office:value="10.2" calcext:value-type="currency">
            <text:p>10,20 zł</text:p>
          </table:table-cell>
          <table:table-cell table:style-name="ce11" table:formula="of:=[.O5]*[.L5]" office:value-type="currency" office:currency="PLN" office:value="0" calcext:value-type="currency">
            <text:p>0,00 zł</text:p>
          </table:table-cell>
          <table:table-cell table:style-name="ce11" table:formula="of:=[.$C$17] *[.M5]" office:value-type="currency" office:currency="PLN" office:value="0" calcext:value-type="currency">
            <text:p>0,00 zł</text:p>
          </table:table-cell>
          <table:table-cell table:style-name="ce11" table:formula="of:=[.Q5]+[.P5]" office:value-type="currency" office:currency="PLN" office:value="0" calcext:value-type="currency">
            <text:p>0,00 zł</text:p>
          </table:table-cell>
          <table:table-cell table:formula="of:=IF([.K5]; [.$G$16]+[.R5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string" calcext:value-type="string">
            <text:p>03-07-0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08M00S" calcext:value-type="time">
            <text:p>05:08</text:p>
          </table:table-cell>
          <table:table-cell table:style-name="ce5" office:value-type="time" office:time-value="PT12H05M00S" calcext:value-type="time">
            <text:p>12:05</text:p>
          </table:table-cell>
          <table:table-cell table:style-name="ce5" office:value-type="time" office:time-value="PT05H30M00S" calcext:value-type="time">
            <text:p>05:30</text:p>
          </table:table-cell>
          <table:table-cell office:value-type="time" office:time-value="PT05H59M00S" calcext:value-type="time">
            <text:p>05:59</text:p>
          </table:table-cell>
          <table:table-cell table:style-name="ce5" office:value-type="time" office:time-value="PT05H59M00S" calcext:value-type="time">
            <text:p>05:59</text:p>
          </table:table-cell>
          <table:table-cell table:style-name="ce5" office:value-type="time" office:time-value="PT12H05M00S" calcext:value-type="time">
            <text:p>12:05</text:p>
          </table:table-cell>
          <table:table-cell table:style-name="ce12" table:formula="of:=SUM([.C6:.I6])*24" office:value-type="float" office:value="51.7833333333333" calcext:value-type="float">
            <text:p>51,78</text:p>
          </table:table-cell>
          <table:table-cell table:style-name="ce13" table:formula="of:=IF([.J6]&gt;[.$D$16])" office:value-type="boolean" office:boolean-value="true" calcext:value-type="boolean">
            <text:p>PRAWDA</text:p>
          </table:table-cell>
          <table:table-cell table:formula="of:=IF([.K6]; FLOOR([.J6]- [.$D$16]))" office:value-type="float" office:value="8" calcext:value-type="float">
            <text:p>8</text:p>
          </table:table-cell>
          <table:table-cell table:style-name="ce14" table:formula="of:=[.L6]/[.$M$12]" office:value-type="percentage" office:value="0.156862745098039" calcext:value-type="percentage">
            <text:p>15,69%</text:p>
          </table:table-cell>
          <table:table-cell table:formula="of:=DATEDIF([.B6];[.$C$18];&quot;y&quot;)" office:value-type="float" office:value="1" calcext:value-type="float">
            <text:p>1</text:p>
          </table:table-cell>
          <table:table-cell table:style-name="ce11" table:formula="of:=[.$C$19] + [.$C$19] * ([.N6]/100)" office:value-type="currency" office:currency="PLN" office:value="10.1" calcext:value-type="currency">
            <text:p>10,10 zł</text:p>
          </table:table-cell>
          <table:table-cell table:style-name="ce11" table:formula="of:=[.O6]*[.L6]" office:value-type="currency" office:currency="PLN" office:value="80.8" calcext:value-type="currency">
            <text:p>80,80 zł</text:p>
          </table:table-cell>
          <table:table-cell table:style-name="ce11" table:formula="of:=[.$C$17] *[.M6]" office:value-type="currency" office:currency="PLN" office:value="392.156862745098" calcext:value-type="currency">
            <text:p>392,16 zł</text:p>
          </table:table-cell>
          <table:table-cell table:style-name="ce11" table:formula="of:=[.Q6]+[.P6]" office:value-type="currency" office:currency="PLN" office:value="472.956862745098" calcext:value-type="currency">
            <text:p>472,96 zł</text:p>
          </table:table-cell>
          <table:table-cell table:formula="of:=IF([.K6]; [.$G$16]+[.R6]; [.$G$16])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string" calcext:value-type="string">
            <text:p>01-01-01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table:style-name="ce5" office:value-type="time" office:time-value="PT11H54M00S" calcext:value-type="time">
            <text:p>11:54</text:p>
          </table:table-cell>
          <table:table-cell table:style-name="ce5" office:value-type="time" office:time-value="PT11H57M00S" calcext:value-type="time">
            <text:p>11:57</text:p>
          </table:table-cell>
          <table:table-cell office:value-type="time" office:time-value="PT07H00M00S" calcext:value-type="time">
            <text:p>07:00</text:p>
          </table:table-cell>
          <table:table-cell table:style-name="ce5" office:value-type="time" office:time-value="PT07H00M00S" calcext:value-type="time">
            <text:p>07:00</text:p>
          </table:table-cell>
          <table:table-cell table:style-name="ce5" office:value-type="time" office:time-value="PT01H57M00S" calcext:value-type="time">
            <text:p>01:57</text:p>
          </table:table-cell>
          <table:table-cell table:style-name="ce12" table:formula="of:=SUM([.C7:.I7])*24" office:value-type="float" office:value="51.8" calcext:value-type="float">
            <text:p>51,80</text:p>
          </table:table-cell>
          <table:table-cell table:style-name="ce13" table:formula="of:=IF([.J7]&gt;[.$D$16])" office:value-type="boolean" office:boolean-value="true" calcext:value-type="boolean">
            <text:p>PRAWDA</text:p>
          </table:table-cell>
          <table:table-cell table:formula="of:=IF([.K7]; FLOOR([.J7]- [.$D$16]))" office:value-type="float" office:value="8" calcext:value-type="float">
            <text:p>8</text:p>
          </table:table-cell>
          <table:table-cell table:style-name="ce14" table:formula="of:=[.L7]/[.$M$12]" office:value-type="percentage" office:value="0.156862745098039" calcext:value-type="percentage">
            <text:p>15,69%</text:p>
          </table:table-cell>
          <table:table-cell table:formula="of:=DATEDIF([.B7];[.$C$18];&quot;y&quot;)" office:value-type="float" office:value="4" calcext:value-type="float">
            <text:p>4</text:p>
          </table:table-cell>
          <table:table-cell table:style-name="ce11" table:formula="of:=[.$C$19] + [.$C$19] * ([.N7]/100)" office:value-type="currency" office:currency="PLN" office:value="10.4" calcext:value-type="currency">
            <text:p>10,40 zł</text:p>
          </table:table-cell>
          <table:table-cell table:style-name="ce11" table:formula="of:=[.O7]*[.L7]" office:value-type="currency" office:currency="PLN" office:value="83.2" calcext:value-type="currency">
            <text:p>83,20 zł</text:p>
          </table:table-cell>
          <table:table-cell table:style-name="ce11" table:formula="of:=[.$C$17] *[.M7]" office:value-type="currency" office:currency="PLN" office:value="392.156862745098" calcext:value-type="currency">
            <text:p>392,16 zł</text:p>
          </table:table-cell>
          <table:table-cell table:style-name="ce11" table:formula="of:=[.Q7]+[.P7]" office:value-type="currency" office:currency="PLN" office:value="475.356862745098" calcext:value-type="currency">
            <text:p>475,36 zł</text:p>
          </table:table-cell>
          <table:table-cell table:formula="of:=IF([.K7]; [.$G$16]+[.R7]; [.$G$16])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string" calcext:value-type="string">
            <text:p>98-05-01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00H00M00S" calcext:value-type="time">
            <text:p>00:00</text:p>
          </table:table-cell>
          <table:table-cell table:number-columns-repeated="2" table:style-name="ce5" office:value-type="time" office:time-value="PT12H00M00S" calcext:value-type="time">
            <text:p>12:00</text:p>
          </table:table-cell>
          <table:table-cell office:value-type="time" office:time-value="PT05H08M00S" calcext:value-type="time">
            <text:p>05:08</text:p>
          </table:table-cell>
          <table:table-cell table:style-name="ce5" office:value-type="time" office:time-value="PT05H08M00S" calcext:value-type="time">
            <text:p>05:08</text:p>
          </table:table-cell>
          <table:table-cell table:style-name="ce5" office:value-type="time" office:time-value="PT02H00M00S" calcext:value-type="time">
            <text:p>02:00</text:p>
          </table:table-cell>
          <table:table-cell table:style-name="ce12" table:formula="of:=SUM([.C8:.I8])*24" office:value-type="float" office:value="47.4" calcext:value-type="float">
            <text:p>47,40</text:p>
          </table:table-cell>
          <table:table-cell table:style-name="ce13" table:formula="of:=IF([.J8]&gt;[.$D$16])" office:value-type="boolean" office:boolean-value="true" calcext:value-type="boolean">
            <text:p>PRAWDA</text:p>
          </table:table-cell>
          <table:table-cell table:formula="of:=IF([.K8]; FLOOR([.J8]- [.$D$16]))" office:value-type="float" office:value="4" calcext:value-type="float">
            <text:p>4</text:p>
          </table:table-cell>
          <table:table-cell table:style-name="ce14" table:formula="of:=[.L8]/[.$M$12]" office:value-type="percentage" office:value="0.0784313725490196" calcext:value-type="percentage">
            <text:p>7,84%</text:p>
          </table:table-cell>
          <table:table-cell table:formula="of:=DATEDIF([.B8];[.$C$18];&quot;y&quot;)" office:value-type="float" office:value="7" calcext:value-type="float">
            <text:p>7</text:p>
          </table:table-cell>
          <table:table-cell table:style-name="ce11" table:formula="of:=[.$C$19] + [.$C$19] * ([.N8]/100)" office:value-type="currency" office:currency="PLN" office:value="10.7" calcext:value-type="currency">
            <text:p>10,70 zł</text:p>
          </table:table-cell>
          <table:table-cell table:style-name="ce11" table:formula="of:=[.O8]*[.L8]" office:value-type="currency" office:currency="PLN" office:value="42.8" calcext:value-type="currency">
            <text:p>42,80 zł</text:p>
          </table:table-cell>
          <table:table-cell table:style-name="ce11" table:formula="of:=[.$C$17] *[.M8]" office:value-type="currency" office:currency="PLN" office:value="196.078431372549" calcext:value-type="currency">
            <text:p>196,08 zł</text:p>
          </table:table-cell>
          <table:table-cell table:style-name="ce11" table:formula="of:=[.Q8]+[.P8]" office:value-type="currency" office:currency="PLN" office:value="238.878431372549" calcext:value-type="currency">
            <text:p>238,88 zł</text:p>
          </table:table-cell>
          <table:table-cell table:formula="of:=IF([.K8]; [.$G$16]+[.R8]; [.$G$16])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string" calcext:value-type="string">
            <text:p>03-01-05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08H00M00S" calcext:value-type="time">
            <text:p>08:00</text:p>
          </table:table-cell>
          <table:table-cell table:number-columns-repeated="2" table:style-name="ce5" office:value-type="time" office:time-value="PT11H57M00S" calcext:value-type="time">
            <text:p>11:57</text:p>
          </table:table-cell>
          <table:table-cell office:value-type="time" office:time-value="PT00H00M00S" calcext:value-type="time">
            <text:p>00:00</text:p>
          </table:table-cell>
          <table:table-cell table:style-name="ce5" office:value-type="time" office:time-value="PT05H59M00S" calcext:value-type="time">
            <text:p>05:59</text:p>
          </table:table-cell>
          <table:table-cell table:style-name="ce5" office:value-type="time" office:time-value="PT11H57M00S" calcext:value-type="time">
            <text:p>11:57</text:p>
          </table:table-cell>
          <table:table-cell table:style-name="ce12" table:formula="of:=SUM([.C9:.I9])*24" office:value-type="float" office:value="61.8166666666667" calcext:value-type="float">
            <text:p>61,82</text:p>
          </table:table-cell>
          <table:table-cell table:style-name="ce13" table:formula="of:=IF([.J9]&gt;[.$D$16])" office:value-type="boolean" office:boolean-value="true" calcext:value-type="boolean">
            <text:p>PRAWDA</text:p>
          </table:table-cell>
          <table:table-cell table:formula="of:=IF([.K9]; FLOOR([.J9]- [.$D$16]))" office:value-type="float" office:value="18" calcext:value-type="float">
            <text:p>18</text:p>
          </table:table-cell>
          <table:table-cell table:style-name="ce14" table:formula="of:=[.L9]/[.$M$12]" office:value-type="percentage" office:value="0.352941176470588" calcext:value-type="percentage">
            <text:p>35,29%</text:p>
          </table:table-cell>
          <table:table-cell table:formula="of:=DATEDIF([.B9];[.$C$18];&quot;y&quot;)" office:value-type="float" office:value="2" calcext:value-type="float">
            <text:p>2</text:p>
          </table:table-cell>
          <table:table-cell table:style-name="ce11" table:formula="of:=[.$C$19] + [.$C$19] * ([.N9]/100)" office:value-type="currency" office:currency="PLN" office:value="10.2" calcext:value-type="currency">
            <text:p>10,20 zł</text:p>
          </table:table-cell>
          <table:table-cell table:style-name="ce11" table:formula="of:=[.O9]*[.L9]" office:value-type="currency" office:currency="PLN" office:value="183.6" calcext:value-type="currency">
            <text:p>183,60 zł</text:p>
          </table:table-cell>
          <table:table-cell table:style-name="ce11" table:formula="of:=[.$C$17] *[.M9]" office:value-type="currency" office:currency="PLN" office:value="882.352941176471" calcext:value-type="currency">
            <text:p>882,35 zł</text:p>
          </table:table-cell>
          <table:table-cell table:style-name="ce11" table:formula="of:=[.Q9]+[.P9]" office:value-type="currency" office:currency="PLN" office:value="1065.95294117647" calcext:value-type="currency">
            <text:p>1 065,95 zł</text:p>
          </table:table-cell>
          <table:table-cell table:formula="of:=IF([.K9]; [.$G$16]+[.R9]; [.$G$16])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string" calcext:value-type="string">
            <text:p>01-01-01</text:p>
          </table:table-cell>
          <table:table-cell office:value-type="time" office:time-value="PT04H09M00S" calcext:value-type="time">
            <text:p>04:09</text:p>
          </table:table-cell>
          <table:table-cell office:value-type="time" office:time-value="PT09H54M00S" calcext:value-type="time">
            <text:p>09:54</text:p>
          </table:table-cell>
          <table:table-cell table:number-columns-repeated="2" table:style-name="ce5" office:value-type="time" office:time-value="PT04H00M00S" calcext:value-type="time">
            <text:p>04:00</text:p>
          </table:table-cell>
          <table:table-cell office:value-type="time" office:time-value="PT00H00M00S" calcext:value-type="time">
            <text:p>00:00</text:p>
          </table:table-cell>
          <table:table-cell table:style-name="ce5" office:value-type="time" office:time-value="PT07H00M00S" calcext:value-type="time">
            <text:p>07:00</text:p>
          </table:table-cell>
          <table:table-cell table:style-name="ce5" office:value-type="time" office:time-value="PT04H00M00S" calcext:value-type="time">
            <text:p>04:00</text:p>
          </table:table-cell>
          <table:table-cell table:style-name="ce12" table:formula="of:=SUM([.C10:.I10])*24" office:value-type="float" office:value="33.05" calcext:value-type="float">
            <text:p>33,05</text:p>
          </table:table-cell>
          <table:table-cell table:style-name="ce13" table:formula="of:=IF([.J10]&gt;[.$D$16])" office:value-type="boolean" office:boolean-value="false" calcext:value-type="boolean">
            <text:p>FAŁSZ</text:p>
          </table:table-cell>
          <table:table-cell table:formula="of:=IF([.K10]; FLOOR([.J10]- [.$D$16]))" office:value-type="float" office:value="0" calcext:value-type="float">
            <text:p>0</text:p>
          </table:table-cell>
          <table:table-cell table:style-name="ce14" table:formula="of:=[.L10]/[.$M$12]" office:value-type="percentage" office:value="0" calcext:value-type="percentage">
            <text:p>0,00%</text:p>
          </table:table-cell>
          <table:table-cell table:formula="of:=DATEDIF([.B10];[.$C$18];&quot;y&quot;)" office:value-type="float" office:value="4" calcext:value-type="float">
            <text:p>4</text:p>
          </table:table-cell>
          <table:table-cell table:style-name="ce11" table:formula="of:=[.$C$19] + [.$C$19] * ([.N10]/100)" office:value-type="currency" office:currency="PLN" office:value="10.4" calcext:value-type="currency">
            <text:p>10,40 zł</text:p>
          </table:table-cell>
          <table:table-cell table:style-name="ce11" table:formula="of:=[.O10]*[.L10]" office:value-type="currency" office:currency="PLN" office:value="0" calcext:value-type="currency">
            <text:p>0,00 zł</text:p>
          </table:table-cell>
          <table:table-cell table:style-name="ce11" table:formula="of:=[.$C$17] *[.M10]" office:value-type="currency" office:currency="PLN" office:value="0" calcext:value-type="currency">
            <text:p>0,00 zł</text:p>
          </table:table-cell>
          <table:table-cell table:style-name="ce11" table:formula="of:=[.Q10]+[.P10]" office:value-type="currency" office:currency="PLN" office:value="0" calcext:value-type="currency">
            <text:p>0,00 zł</text:p>
          </table:table-cell>
          <table:table-cell table:formula="of:=IF([.K10]; [.$G$16]+[.R10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string" calcext:value-type="string">
            <text:p>02-01-07</text:p>
          </table:table-cell>
          <table:table-cell office:value-type="time" office:time-value="PT06H07M00S" calcext:value-type="time">
            <text:p>06:07</text:p>
          </table:table-cell>
          <table:table-cell office:value-type="time" office:time-value="PT06H10M00S" calcext:value-type="time">
            <text:p>06:10</text:p>
          </table:table-cell>
          <table:table-cell table:number-columns-repeated="2" table:style-name="ce5" office:value-type="time" office:time-value="PT05H30M00S" calcext:value-type="time">
            <text:p>05:30</text:p>
          </table:table-cell>
          <table:table-cell office:value-type="time" office:time-value="PT00H00M00S" calcext:value-type="time">
            <text:p>00:00</text:p>
          </table:table-cell>
          <table:table-cell table:style-name="ce5" office:value-type="time" office:time-value="PT07H08M00S" calcext:value-type="time">
            <text:p>07:08</text:p>
          </table:table-cell>
          <table:table-cell table:style-name="ce5" office:value-type="time" office:time-value="PT05H30M00S" calcext:value-type="time">
            <text:p>05:30</text:p>
          </table:table-cell>
          <table:table-cell table:style-name="ce12" table:formula="of:=SUM([.C11:.I11])*24" office:value-type="float" office:value="35.9166666666667" calcext:value-type="float">
            <text:p>35,92</text:p>
          </table:table-cell>
          <table:table-cell table:style-name="ce13" table:formula="of:=IF([.J11]&gt;[.$D$16])" office:value-type="boolean" office:boolean-value="false" calcext:value-type="boolean">
            <text:p>FAŁSZ</text:p>
          </table:table-cell>
          <table:table-cell table:formula="of:=IF([.K11]; FLOOR([.J11]- [.$D$16]))" office:value-type="float" office:value="0" calcext:value-type="float">
            <text:p>0</text:p>
          </table:table-cell>
          <table:table-cell table:style-name="ce14" table:formula="of:=[.L11]/[.$M$12]" office:value-type="percentage" office:value="0" calcext:value-type="percentage">
            <text:p>0,00%</text:p>
          </table:table-cell>
          <table:table-cell table:formula="of:=DATEDIF([.B11];[.$C$18];&quot;y&quot;)" office:value-type="float" office:value="3" calcext:value-type="float">
            <text:p>3</text:p>
          </table:table-cell>
          <table:table-cell table:style-name="ce11" table:formula="of:=[.$C$19] + [.$C$19] * ([.N11]/100)" office:value-type="currency" office:currency="PLN" office:value="10.3" calcext:value-type="currency">
            <text:p>10,30 zł</text:p>
          </table:table-cell>
          <table:table-cell table:style-name="ce11" table:formula="of:=[.O11]*[.L11]" office:value-type="currency" office:currency="PLN" office:value="0" calcext:value-type="currency">
            <text:p>0,00 zł</text:p>
          </table:table-cell>
          <table:table-cell table:style-name="ce11" table:formula="of:=[.$C$17] *[.M11]" office:value-type="currency" office:currency="PLN" office:value="0" calcext:value-type="currency">
            <text:p>0,00 zł</text:p>
          </table:table-cell>
          <table:table-cell table:style-name="ce11" table:formula="of:=[.Q11]+[.P11]" office:value-type="currency" office:currency="PLN" office:value="0" calcext:value-type="currency">
            <text:p>0,00 zł</text:p>
          </table:table-cell>
          <table:table-cell table:formula="of:=IF([.K11]; [.$G$16]+[.R11]; [.$G$16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uma nadgodzin:</text:p>
          </table:table-cell>
          <table:table-cell table:formula="of:=SUM([.L2:.L11])"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suma</text:p>
          </table:table-cell>
          <table:table-cell table:style-name="ce15" table:formula="of:=SUM([.S2:.S11])" office:value-type="currency" office:currency="PLN" office:value="7352.2" calcext:value-type="currency">
            <text:p>7 352,20 zł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Tygodniowo obowiazujący czas pracy</text:p>
          </table:table-cell>
          <table:table-cell table:style-name="ce6" office:value-type="time" office:time-value="PT43H15M00S" calcext:value-type="time">
            <text:p>43:15:00</text:p>
          </table:table-cell>
          <table:table-cell table:style-name="ce10" table:formula="of:=[.C16]*24" office:value-type="float" office:value="43.25" calcext:value-type="float">
            <text:p>43,25</text:p>
          </table:table-cell>
          <table:table-cell/>
          <table:table-cell office:value-type="string" calcext:value-type="string">
            <text:p>minimalna kwota</text:p>
          </table:table-cell>
          <table:table-cell table:style-name="ce11" table:formula="of:=[.C19]*[.D16]" office:value-type="currency" office:currency="PLN" office:value="432.5" calcext:value-type="currency">
            <text:p>432,50 zł</text:p>
          </table:table-cell>
          <table:table-cell table:number-columns-repeated="11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Kwota premii do podziału</text:p>
          </table:table-cell>
          <table:table-cell table:style-name="ce7" office:value-type="currency" office:currency="PLN" office:value="2500" calcext:value-type="currency">
            <text:p>2 500,00 zł</text:p>
          </table:table-cell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Data obliczeń</text:p>
          </table:table-cell>
          <table:table-cell table:style-name="ce8" office:value-type="date" office:date-value="2005-05-30" calcext:value-type="date">
            <text:p>2005-05-30</text:p>
          </table:table-cell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tawka godzinowa</text:p>
          </table:table-cell>
          <table:table-cell table:style-name="ce7" office:value-type="currency" office:currency="PLN" office:value="10" calcext:value-type="currency">
            <text:p>10,00 zł</text:p>
          </table:table-cell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Kwota ktorą pracodawca musi pobrać z banku:</text:p>
          </table:table-cell>
          <table:table-cell table:style-name="ce15" table:formula="of:=[.S12]" office:value-type="currency" office:currency="PLN" office:value="7352.2" calcext:value-type="currency">
            <text:p>7 352,20 zł</text:p>
          </table:table-cell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</table:table>
      <table:table table:name="ZadanieC" table:style-name="ta1">
        <table:shapes>
          <draw:frame draw:z-index="0" draw:style-name="gr1" draw:text-style-name="P1" svg:width="15.999cm" svg:height="8.999cm" svg:x="8.322cm" svg:y="2.055cm">
            <draw:object draw:notify-on-update-of-ranges="ZadanieC.B4:ZadanieC.B13 ZadanieC.C3:ZadanieC.C3 ZadanieC.C4:ZadanieC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0" table:number-columns-repeated="2" table:default-cell-style-name="ce1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6" office:value-type="string" calcext:value-type="string">
            <text:p>Pracownicy</text:p>
          </table:table-cell>
          <table:table-cell table:style-name="ce16" office:value-type="string" calcext:value-type="string">
            <text:p>Nadgodziny</text:p>
          </table:table-cell>
        </table:table-row>
        <table:table-row table:style-name="ro1">
          <table:table-cell/>
          <table:table-cell office:value-type="string" calcext:value-type="string">
            <text:p>Jan Kowalsk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erzy Now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iotr My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am Now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ndrzej De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acek Mark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eon Stef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Karol Mytni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Jan Beztro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awid Gorski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8T17:00:12.792862483</dc:date>
    <meta:editing-duration>PT4M16S</meta:editing-duration>
    <meta:editing-cycles>1</meta:editing-cycles>
    <meta:document-statistic meta:table-count="4" meta:cell-count="569" meta:object-count="1"/>
    <meta:generator>LibreOffice/26.2.0.3$Linux_X86_64 LibreOffice_project/620$Build-3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367cm" svg:y="0.316cm" chart:style-name="ch2">
          <text:p>Nadgodziny pracowników</text:p>
        </chart:title>
        <chart:legend chart:legend-position="end" svg:x="13.428cm" svg:y="4.201cm" style:legend-expansion="high" chart:style-name="ch3"/>
        <chart:plot-area chart:style-name="ch4" svg:x="1.331cm" svg:y="1.275cm" svg:width="11.777cm" svg:height="6.564cm">
          <chart:coordinate-region svg:x="2.355cm" svg:y="1.474cm" svg:width="10.753cm" svg:height="4.375cm"/>
          <chart:axis chart:dimension="x" chart:name="primary-x" chart:style-name="ch5" chartooo:axis-type="auto">
            <chartooo:date-scale/>
            <chart:title svg:x="6.35cm" svg:y="8.019cm" chart:style-name="ch2">
              <text:p><text:span text:style-name="T1">Pracownicy</text:span></text:p>
            </chart:title>
            <chart:categories table:cell-range-address="ZadanieC.B4:ZadanieC.B13"/>
          </chart:axis>
          <chart:axis chart:dimension="y" chart:name="primary-y" chart:style-name="ch6">
            <chart:title svg:x="0.451cm" svg:y="5.585cm" chart:style-name="ch7">
              <text:p><text:span text:style-name="T2">Liczba godzin</text:span></text:p>
            </chart:title>
            <chart:grid chart:style-name="ch8" chart:class="major"/>
          </chart:axis>
          <chart:series chart:style-name="ch9" chart:values-cell-range-address="ZadanieC.C4:ZadanieC.C13" chart:label-cell-address="ZadanieC.C3:ZadanieC.C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dgodziny</text:p>
                <draw:g>
                  <svg:desc>ZadanieC.C3:ZadanieC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 Kowalski</text:p>
                <draw:g>
                  <svg:desc>ZadanieC.B4:ZadanieC.B13</svg:desc>
                </draw:g>
              </table:table-cell>
              <table:table-cell office:value-type="float" office:value="4">
                <text:p>4</text:p>
                <draw:g>
                  <svg:desc>ZadanieC.C4:ZadanieC.C13</svg:desc>
                </draw:g>
              </table:table-cell>
            </table:table-row>
            <table:table-row>
              <table:table-cell office:value-type="string">
                <text:p>Jerzy Now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iotr My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 Nowa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zej D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cek Mark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on Stef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ol Mytni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 Beztros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wid Gorsk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